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e6f7d2">1. orgバッファを評価</text:a></text:p>
          <text:p text:style-name="Contents_20_1"><text:a xlink:type="simple" xlink:href="#org403f5fa">2. ユーティリティ関数</text:a></text:p>
          <text:p text:style-name="Contents_20_2"><text:a xlink:type="simple" xlink:href="#org23cee90">2.1. サボっていると Kyoko さんに怒られる</text:a></text:p>
          <text:p text:style-name="Contents_20_2"><text:a xlink:type="simple" xlink:href="#orgfe1c69e">2.2. org-buffer を dokuwiki 形式に変換し，kill-ring に格納</text:a></text:p>
          <text:p text:style-name="Contents_20_2"><text:a xlink:type="simple" xlink:href="#orgfc60c98">2.3. コンソールでカレントバッファのあるディレクトリに移動する</text:a></text:p>
          <text:p text:style-name="Contents_20_2"><text:a xlink:type="simple" xlink:href="#orga7cc3dd">2.4. ファイルに含まれるテーブルを使って定時にアラートを表示する</text:a></text:p>
          <text:p text:style-name="Contents_20_2"><text:a xlink:type="simple" xlink:href="#org0768eb5">2.5. 頻繁に利用するファイルをring形式でたどる</text:a></text:p>
          <text:p text:style-name="Contents_20_2"><text:a xlink:type="simple" xlink:href="#org4da7594">2.6. 引数のorgバッファを開く</text:a></text:p>
          <text:p text:style-name="Contents_20_2"><text:a xlink:type="simple" xlink:href="#org2a0687d">2.7. orgバッファにいつものヘッダを追加する</text:a></text:p>
          <text:p text:style-name="Contents_20_2"><text:a xlink:type="simple" xlink:href="#org00886da">2.8. 議事録ひな形を書き入れる</text:a></text:p>
          <text:p text:style-name="Contents_20_2"><text:a xlink:type="simple" xlink:href="#org4b1c7ad">2.9. ランダムの文字列を取得する</text:a></text:p>
          <text:p text:style-name="Contents_20_2"><text:a xlink:type="simple" xlink:href="#org3c9ba91">2.10. Auto-install をセットアップする</text:a></text:p>
          <text:p text:style-name="Contents_20_2"><text:a xlink:type="simple" xlink:href="#org98d1423">2.11. 行頭に"  - "を挿入する</text:a></text:p>
          <text:p text:style-name="Contents_20_2"><text:a xlink:type="simple" xlink:href="#org408620d">2.12. 日付などを簡単に挿入する</text:a></text:p>
          <text:p text:style-name="Contents_20_3"><text:a xlink:type="simple" xlink:href="#org5e33d28">2.12.1. キーバインド</text:a></text:p>
          <text:p text:style-name="Contents_20_2"><text:a xlink:type="simple" xlink:href="#org33804a0">2.13. XHTMLを利用したガントチャート生成</text:a></text:p>
          <text:p text:style-name="Contents_20_2"><text:a xlink:type="simple" xlink:href="#org68a8c62">2.14. 定期実行関数</text:a></text:p>
          <text:p text:style-name="Contents_20_2"><text:a xlink:type="simple" xlink:href="#orgb84c8e1">2.15. ブラウザの設定</text:a></text:p>
          <text:p text:style-name="Contents_20_2"><text:a xlink:type="simple" xlink:href="#org97c161f">2.16. ミニバッファに日時を表示</text:a></text:p>
          <text:p text:style-name="Contents_20_2"><text:a xlink:type="simple" xlink:href="#org85e816a">2.17. バックアップファイルの削除</text:a></text:p>
          <text:p text:style-name="Contents_20_2"><text:a xlink:type="simple" xlink:href="#org8b03142">2.18. 日中と夜中でテーマを切り替える</text:a></text:p>
          <text:p text:style-name="Contents_20_2"><text:a xlink:type="simple" xlink:href="#orgfd58d79">2.19. chomp</text:a></text:p>
          <text:p text:style-name="Contents_20_2"><text:a xlink:type="simple" xlink:href="#org9a48559">2.20. その他</text:a></text:p>
          <text:p text:style-name="Contents_20_1"><text:a xlink:type="simple" xlink:href="#org9c3aac2">3. 未設定／テスト中</text:a></text:p>
          <text:p text:style-name="Contents_20_2"><text:a xlink:type="simple" xlink:href="#org9173cd1">3.1. byte-compile の警告を抑制する</text:a></text:p>
          <text:p text:style-name="Contents_20_2"><text:a xlink:type="simple" xlink:href="#org7bcbd2f">3.2. [window-resizer.el] 分割したウィンドウサイズを変更する</text:a></text:p>
          <text:p text:style-name="Contents_20_2"><text:a xlink:type="simple" xlink:href="#orgfd1b312">3.3. [idle-requie]</text:a></text:p>
          <text:p text:style-name="Contents_20_2"><text:a xlink:type="simple" xlink:href="#orgce215ef">3.4. [pdf-preview]</text:a></text:p>
          <text:p text:style-name="Contents_20_2"><text:a xlink:type="simple" xlink:href="#org516171b">3.5. [EasyPG]</text:a></text:p>
          <text:p text:style-name="Contents_20_2"><text:a xlink:type="simple" xlink:href="#org6ef013b">3.6. [eblook]</text:a></text:p>
          <text:p text:style-name="Contents_20_2"><text:a xlink:type="simple" xlink:href="#orgfdeb141">3.7. [iBuffer]</text:a></text:p>
          <text:p text:style-name="Contents_20_2"><text:a xlink:type="simple" xlink:href="#org0175bba">3.8. UUID をファイル名にして所定のディレクトリにコピー／移動</text:a></text:p>
          <text:p text:style-name="Contents_20_2"><text:a xlink:type="simple" xlink:href="#orgb77803e">3.9. キーバインド</text:a></text:p>
          <text:p text:style-name="Contents_20_1"><text:a xlink:type="simple" xlink:href="#orga642700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6e6f7d2"/>
<text:bookmark text:name="org6e6f7d2"/>orgバッファを評価
<text:bookmark-end text:name="OrgXref.org6e6f7d2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403f5fa"/>
<text:bookmark text:name="org403f5fa"/>ユーティリティ関数
<text:bookmark-end text:name="OrgXref.org403f5fa"/></text:h>
      <text:h text:style-name="Heading_20_2" text:outline-level="2" text:is-list-header="false">
<text:bookmark-start text:name="OrgXref.org23cee90"/>
<text:bookmark text:name="org23cee90"/>サボっていると Kyoko さんに怒られる
<text:bookmark-end text:name="OrgXref.org23cee90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fe1c69e"/>
<text:bookmark text:name="orgfe1c69e"/>org-buffer を dokuwiki 形式に変換し，kill-ring に格納
<text:bookmark-end text:name="OrgXref.orgfe1c69e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fc60c98"/>
<text:bookmark text:name="orgfc60c98"/>コンソールでカレントバッファのあるディレクトリに移動する
<text:bookmark-end text:name="OrgXref.orgfc60c98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a7cc3dd"/>
<text:bookmark text:name="orga7cc3dd"/>ファイルに含まれるテーブルを使って定時にアラートを表示する
<text:bookmark-end text:name="OrgXref.orga7cc3dd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<text:span text:style-name="OrgSrcFontLockCommentDelimiterFace">;;<text:s/></text:span><text:span text:style-name="OrgSrcFontLockCommentFace">(when<text:s/>(autoload-if-found</text:span></text:p>
      <text:p text:style-name="OrgSrcBlock"><text:span text:style-name="OrgSrcFontLockCommentDelimiterFace">;;<text:s/><text:s/><text:s/><text:s/><text:s/><text:s/><text:s/><text:s/></text:span><text:span text:style-name="OrgSrcFontLockCommentFace">'(todochiku-message)</text:span></text:p>
      <text:p text:style-name="OrgSrcBlock"><text:span text:style-name="OrgSrcFontLockCommentDelimiterFace">;;<text:s/><text:s/><text:s/><text:s/><text:s/><text:s/><text:s/><text:s/></text:span><text:span text:style-name="OrgSrcFontLockCommentFace">"todochiku"<text:s/>nil<text:s/>t)</text:span></text:p>
      <text:p text:style-name="OrgSrcBlock"><text:span text:style-name="OrgSrcFontLockCommentDelimiterFace">;;<text:s/><text:s/><text:s/></text:span><text:span text:style-name="OrgSrcFontLockCommentFace">(eval-when-compile</text:span></text:p>
      <text:p text:style-name="OrgSrcBlock"><text:span text:style-name="OrgSrcFontLockCommentDelimiterFace">;;<text:s/><text:s/><text:s/><text:s/><text:s/></text:span><text:span text:style-name="OrgSrcFontLockCommentFace">(require<text:s/>'todochiku<text:s/>nil<text:s/>t))</text:span></text:p>
      <text:p text:style-name="OrgSrcBlock"><text:span text:style-name="OrgSrcFontLockCommentDelimiterFace">;;<text:s/><text:s/><text:s/></text:span><text:span text:style-name="OrgSrcFontLockCommentFace">(with-eval-after-load<text:s/>"todochiku"</text:span></text:p>
      <text:p text:style-name="OrgSrcBlock"><text:span text:style-name="OrgSrcFontLockCommentDelimiterFace">;;<text:s/><text:s/><text:s/><text:s/><text:s/></text:span><text:span text:style-name="OrgSrcFontLockCommentFace">(setq<text:s/>todochiku-icons-directory<text:s/>"~/Dropbox/emacs.d/todochiku-icons")</text:span></text:p>
      <text:p text:style-name="OrgSrcBlock"><text:span text:style-name="OrgSrcFontLockCommentDelimiterFace">;;<text:s/><text:s/><text:s/><text:s/><text:s/></text:span><text:span text:style-name="OrgSrcFontLockCommentFace">(add-to-list<text:s/>'todochiku-icons<text:s/>'(emacs<text:s/>.<text:s/>"emacs.png"))</text:span></text:p>
      <text:p text:style-name="OrgSrcBlock"><text:span text:style-name="OrgSrcFontLockCommentDelimiterFace">;;<text:s/><text:s/><text:s/><text:s/><text:s/></text:span><text:span text:style-name="OrgSrcFontLockCommentFace">(require<text:s/>'cl-lib)))</text:span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0768eb5"/>
<text:bookmark text:name="org0768eb5"/>頻繁に利用するファイルをring形式でたどる
<text:bookmark-end text:name="OrgXref.org0768eb5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4da7594"/>
<text:bookmark text:name="org4da7594"/>引数のorgバッファを開く
<text:bookmark-end text:name="OrgXref.org4da7594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2a0687d"/>
<text:bookmark text:name="org2a0687d"/>orgバッファにいつものヘッダを追加する
<text:bookmark-end text:name="OrgXref.org2a0687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00886da"/>
<text:bookmark text:name="org00886da"/>議事録ひな形を書き入れる
<text:bookmark-end text:name="OrgXref.org00886da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4b1c7ad"/>
<text:bookmark text:name="org4b1c7ad"/>ランダムの文字列を取得する
<text:bookmark-end text:name="OrgXref.org4b1c7ad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3c9ba91"/>
<text:bookmark text:name="org3c9ba91"/>Auto-install をセットアップする
<text:bookmark-end text:name="OrgXref.org3c9ba9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98d1423"/>
<text:bookmark text:name="org98d1423"/>行頭に"  - "を挿入する
<text:bookmark-end text:name="OrgXref.org98d142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408620d"/>
<text:bookmark text:name="org408620d"/>日付などを簡単に挿入する
<text:bookmark-end text:name="OrgXref.org408620d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5e33d28"/>
<text:bookmark text:name="org5e33d28"/>キーバインド
<text:bookmark-end text:name="OrgXref.org5e33d28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33804a0"/>
<text:bookmark text:name="org33804a0"/>XHTMLを利用したガントチャート生成
<text:bookmark-end text:name="OrgXref.org33804a0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68a8c62"/>
<text:bookmark text:name="org68a8c62"/>定期実行関数
<text:bookmark-end text:name="OrgXref.org68a8c62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b84c8e1"/>
<text:bookmark text:name="orgb84c8e1"/>ブラウザの設定
<text:bookmark-end text:name="OrgXref.orgb84c8e1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<text:span text:style-name="OrgSrcFontLockKeywordFace">setq</text:span><text:s/>browse-url-generic-program<text:s/>'google-chrome))</text:p>
      <text:p text:style-name="OrgSrcBlock"><text:s/><text:s/><text:s/><text:s/><text:s/>((eq<text:s/>window-system<text:s/>'mac)</text:p>
      <text:p text:style-name="OrgSrcBlock"><text:s/><text:s/><text:s/><text:s/><text:s/><text:s/>(<text:span text:style-name="OrgSrcFontLockKeywordFace">setq</text:span><text:s/>browse-url-browser-function<text:s/>'browse-url-generic)</text:p>
      <text:p text:style-name="OrgSrcBlock"><text:s/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97c161f"/>
<text:bookmark text:name="org97c161f"/>ミニバッファに日時を表示
<text:bookmark-end text:name="OrgXref.org97c161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85e816a"/>
<text:bookmark text:name="org85e816a"/>バックアップファイルの削除
<text:bookmark-end text:name="OrgXref.org85e816a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8b03142"/>
<text:bookmark text:name="org8b03142"/>日中と夜中でテーマを切り替える
<text:bookmark-end text:name="OrgXref.org8b03142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<text:span text:style-name="OrgSrcFontLockCommentDelimiterFace">;;<text:s/></text:span><text:span text:style-name="OrgSrcFontLockCommentFace">(setq<text:s/>my:cursor-color-ime-on<text:s/>"</text:span><text:span text:style-name="OrgSrcDefault0074">#91C3FF</text:span><text:span text:style-name="OrgSrcFontLockCommentFace">")</text:span></text:p>
      <text:p text:style-name="OrgSrcBlock"><text:s/><text:s/><text:s/><text:s/>(load-theme<text:s/>'daylight<text:s/>t)</text:p>
      <text:p text:style-name="OrgSrcBlock"><text:s/><text:s/><text:s/><text:s/><text:span text:style-name="OrgSrcFontLockCommentDelimiterFace">;;<text:s/></text:span><text:span text:style-name="OrgSrcFontLockCommentFace">(set-face-foreground<text:s/>'vertical-border<text:s/>(face-background<text:s/>'default))</text:span></text:p>
      <text:p text:style-name="OrgSrcBlock"><text:s/><text:s/><text:s/><text:s/><text:span text:style-name="OrgSrcFontLockCommentDelimiterFace">;;<text:s/></text:span><text:span text:style-name="OrgSrcFontLockCommentFace">(set-face-background<text:s/>'vertical-border<text:s/>(face-background<text:s/>'default))</text:span></text:p>
      <text:p text:style-name="OrgSrcBlock"><text:s/><text:s/><text:s/><text:s/>(moom-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77">#484c5c</text:span><text:span text:style-name="OrgSrcFontLockCommentFace">")</text:span></text:p>
      <text:p text:style-name="OrgSrcBlock"><text:s/><text:s/><text:s/><text:s/>(mapc<text:s/>'disable-theme<text:s/>custom-enabled-themes)</text:p>
      <text:p text:style-name="OrgSrcBlock"><text:s/><text:s/><text:s/><text:s/><text:span text:style-name="OrgSrcFontLockCommentDelimiterFace">;;<text:s/></text:span><text:span text:style-name="OrgSrcFontLockCommentFace">(setq<text:s/>my:cursor-color-ime-on<text:s/>"</text:span><text:span text:style-name="OrgSrcDefault0284">#8599ff</text:span><text:span text:style-name="OrgSrcFontLockCommentFace">")</text:span></text:p>
      <text:p text:style-name="OrgSrcBlock"><text:s/><text:s/><text:s/><text:s/>(load-theme<text:s/>'night<text:s/>t)</text:p>
      <text:p text:style-name="OrgSrcBlock"><text:s/><text:s/><text:s/><text:s/><text:span text:style-name="OrgSrcFontLockCommentDelimiterFace">;;<text:s/></text:span><text:span text:style-name="OrgSrcFontLockCommentFace">(set-face-foreground<text:s/>'vertical-border<text:s/>(face-background<text:s/>'default))</text:span></text:p>
      <text:p text:style-name="OrgSrcBlock"><text:s/><text:s/><text:s/><text:s/><text:span text:style-name="OrgSrcFontLockCommentDelimiterFace">;;<text:s/></text:span><text:span text:style-name="OrgSrcFontLockCommentFace">(set-face-background<text:s/>'vertical-border<text:s/>(face-background<text:s/>'default))</text:span></text:p>
      <text:p text:style-name="OrgSrcBlockLastLine"><text:s/><text:s/><text:s/><text:s/>(moom-reset-font-size)))</text:p>
      <text:h text:style-name="Heading_20_2" text:outline-level="2" text:is-list-header="false">
<text:bookmark-start text:name="OrgXref.orgfd58d79"/>
<text:bookmark text:name="orgfd58d79"/>chomp
<text:bookmark-end text:name="OrgXref.orgfd58d79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9a48559"/>
<text:bookmark text:name="org9a48559"/>その他
<text:bookmark-end text:name="OrgXref.org9a48559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9c3aac2"/>
<text:bookmark text:name="org9c3aac2"/>未設定／テスト中
<text:bookmark-end text:name="OrgXref.org9c3aac2"/></text:h>
      <text:h text:style-name="Heading_20_2" text:outline-level="2" text:is-list-header="false">
<text:bookmark-start text:name="OrgXref.org9173cd1"/>
<text:bookmark text:name="org9173cd1"/>byte-compile の警告を抑制する
<text:bookmark-end text:name="OrgXref.org9173cd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7bcbd2f"/>
<text:bookmark text:name="org7bcbd2f"/>[window-resizer.el] 分割したウィンドウサイズを変更する
<text:bookmark-end text:name="OrgXref.org7bcbd2f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fd1b312"/>
<text:bookmark text:name="orgfd1b312"/>[idle-requie]
<text:bookmark-end text:name="OrgXref.orgfd1b312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ce215ef"/>
<text:bookmark text:name="orgce215ef"/>[pdf-preview]
<text:bookmark-end text:name="OrgXref.orgce215ef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516171b"/>
<text:bookmark text:name="org516171b"/>[EasyPG]
<text:bookmark-end text:name="OrgXref.org516171b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6ef013b"/>
<text:bookmark text:name="org6ef013b"/>[eblook]
<text:bookmark-end text:name="OrgXref.org6ef013b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fdeb141"/>
<text:bookmark text:name="orgfdeb141"/>[iBuffer]
<text:bookmark-end text:name="OrgXref.orgfdeb141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0175bba"/>
<text:bookmark text:name="org0175bba"/>UUID をファイル名にして所定のディレクトリにコピー／移動
<text:bookmark-end text:name="OrgXref.org0175bba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b77803e"/>
<text:bookmark text:name="orgb77803e"/>キーバインド
<text:bookmark-end text:name="OrgXref.orgb77803e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a642700"/>
<text:bookmark text:name="orga642700"/>provide
<text:bookmark-end text:name="OrgXref.orga642700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284" style:family="text">
      <style:text-properties fo:color="nil"/>
    </style:style>
    <style:style style:name="OrgSrcDefault0077" style:family="text">
      <style:text-properties fo:color="nil"/>
    </style:style>
    <style:style style:name="OrgSrcDefault0074" style:family="text">
      <style:text-properties fo:color="nil"/>
    </style:style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8-09T14:10:51</dc:date>
    <meta:creation-date>2017-08-09T14:10:51</meta:creation-date>
    <meta:generator>Emacs 25.2.1 (Org mode 9.0)</meta:generator>
    <meta:keyword/>
    <dc:subject/>
    <dc:title>ユーティリティ関数群</dc:title>
  </office:meta>
</office:document-meta>
</file>